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3" table:number-rows-repeated="132">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27">00/00/0000</text:date>, <text:time style:data-style-name="N2" text:time-value="19:31:30.80635505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27T19:31:55.466998758</dc:date>
    <meta:editing-duration>P1DT6H2M52S</meta:editing-duration>
    <meta:editing-cycles>1112</meta:editing-cycles>
    <meta:document-statistic meta:table-count="1" meta:cell-count="6694" meta:object-count="0"/>
  </office:meta>
</office:document-meta>
</file>